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27.66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mpt user for tax r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x rate – from user (double <text:span text:style-name="T1">taxRate</text:span>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ore <text:span text:style-name="T1">taxRate</text:span> as <text:span text:style-name="T1">taxRate</text:span>/10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rompt user for product 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s – from user (double <text:span text:style-name="T1">price</text:span>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Store pri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rompt user for product 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 description – from user (String <text:span text:style-name="T1">descr</text:span>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ore <text:span text:style-name="T1">descr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f user chooses to continue, allow him/her to enter details again – price, tax rate, 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product entered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 the price of the item to total amount (double <text:span text:style-name="T1">totalAmount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ply tax rate to total amount: <text:span text:style-name="T1">totalAmount</text:span> = <text:span text:style-name="T1">taxRate</text:span> * <text:span text:style-name="T1">totalAmount</text:span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splay total amoun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57.417170116</meta:creation-date>
    <dc:date>2017-07-27T16:49:25.725766844</dc:date>
    <meta:editing-duration>PT11M7S</meta:editing-duration>
    <meta:editing-cycles>1</meta:editing-cycles>
    <meta:document-statistic meta:table-count="1" meta:cell-count="17" meta:object-count="0"/>
    <meta:generator>LibreOffice/5.3.1.2$Linux_X86_64 LibreOffice_project/30m0$Build-2</meta:generator>
  </office:meta>
</office:document-meta>
</file>